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Libertine Display G1" svg:font-family="'Linux Libertine Display G'" style:font-pitch="variable"/>
    <style:font-face style:name="Linux Libertine Display G" svg:font-family="'Linux Libertine Display G'" style:font-adornments="Normal"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8f417"/>
    </style:style>
    <style:style style:name="P2" style:family="paragraph" style:parent-style-name="Text_20_body">
      <style:text-properties officeooo:rsid="001ad8c2" officeooo:paragraph-rsid="001ad8c2"/>
    </style:style>
    <style:style style:name="P3" style:family="paragraph" style:parent-style-name="Text_20_body">
      <style:text-properties officeooo:rsid="001c8a70" officeooo:paragraph-rsid="001c8a70"/>
    </style:style>
    <style:style style:name="P4" style:family="paragraph" style:parent-style-name="Text_20_body">
      <style:text-properties officeooo:rsid="001e6d41" officeooo:paragraph-rsid="001e6d41"/>
    </style:style>
    <style:style style:name="P5" style:family="paragraph" style:parent-style-name="Text_20_body">
      <style:text-properties officeooo:paragraph-rsid="001e6d41"/>
    </style:style>
    <style:style style:name="P6" style:family="paragraph" style:parent-style-name="Heading_20_1">
      <style:paragraph-properties fo:break-before="page"/>
      <style:text-properties officeooo:rsid="0018f417" officeooo:paragraph-rsid="0018f417"/>
    </style:style>
    <style:style style:name="P7" style:family="paragraph" style:parent-style-name="Heading_20_1">
      <style:paragraph-properties fo:break-before="page"/>
      <style:text-properties officeooo:rsid="001e6d41" officeooo:paragraph-rsid="001e6d41"/>
    </style:style>
    <style:style style:name="P8" style:family="paragraph">
      <loext:graphic-properties draw:fill-color="#ffffff"/>
      <style:paragraph-properties fo:text-align="center"/>
    </style:style>
    <style:style style:name="P9" style:family="paragraph">
      <style:paragraph-properties fo:text-align="center"/>
    </style:style>
    <style:style style:name="P10" style:family="paragraph">
      <style:paragraph-properties fo:text-align="center"/>
      <style:text-properties style:font-name="Linux Libertine Display G1" style:text-underline-style="none"/>
    </style:style>
    <style:style style:name="P11" style:family="paragraph">
      <loext:graphic-properties draw:fill-color="#9966cc"/>
      <style:paragraph-properties fo:text-align="center"/>
    </style:style>
    <style:style style:name="P12" style:family="paragraph">
      <loext:graphic-properties draw:fill-color="#00cc00"/>
      <style:paragraph-properties fo:text-align="center"/>
    </style:style>
    <style:style style:name="T1" style:family="text">
      <style:text-properties fo:font-style="italic" style:font-style-asian="italic" style:font-style-complex="italic"/>
    </style:style>
    <style:style style:name="T2" style:family="text">
      <style:text-properties officeooo:rsid="001c8a70"/>
    </style:style>
    <style:style style:name="T3" style:family="text">
      <style:text-properties fo:font-style="normal" style:font-style-asian="normal" style:font-style-complex="normal"/>
    </style:style>
    <style:style style:name="T4" style:family="text">
      <style:text-properties fo:font-style="normal" officeooo:rsid="001e6d41"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style:font-name="Linux Libertine Display G1" style:text-underline-style="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stroke="none" svg:stroke-color="#000000" draw:fill-color="#ffffff"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end="Extrémités_20_de_20_flèche_20_1" draw:textarea-horizontal-align="center" draw:textarea-vertical-align="middle" style:run-through="foreground"/>
    </style:style>
    <style:style style:name="gr5" style:family="graphic">
      <style:graphic-properties draw:marker-end="Extrémités_20_de_20_flèche_20_1" draw:textarea-horizontal-align="center" draw:textarea-vertical-align="middle" style:run-through="foreground"/>
    </style:style>
    <style:style style:name="gr6" style:family="graphic">
      <style:graphic-properties draw:marker-start="" draw:marker-end="Extrémités_20_de_20_flèche_20_2" draw:textarea-horizontal-align="center" draw:textarea-vertical-align="middl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marker-end="Extrémités_20_de_20_flèche_20_2" draw:textarea-horizontal-align="center" draw:textarea-vertical-align="middle" style:run-through="foreground"/>
    </style:style>
    <style:style style:name="gr9" style:family="graphic">
      <style:graphic-properties draw:stroke="none" svg:stroke-color="#000000" draw:fill-color="#9966cc" draw:textarea-horizontal-align="center" draw:textarea-vertical-align="middle" style:run-through="foreground"/>
    </style:style>
    <style:style style:name="gr10" style:family="graphic">
      <style:graphic-properties draw:stroke="none" svg:stroke-color="#000000" draw:fill-color="#00cc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RAPPORT</text:p>
      <text:p text:style-name="Text_20_body"/>
      <text:p text:style-name="Subtitle">Comment se faire chier à coder</text:p>
      <text:p text:style-name="Subtitle">un truc dont on a rien à foutre</text:p>
      <text:h text:style-name="P6" text:outline-level="1">1/ Avant même de voir le code</text:h>
      <text:p text:style-name="P1"/>
      <text:p text:style-name="P2"><text:tab/>Cette partie contient en vrac toutes les idées qui nous sommes venues avant même de voir le code.</text:p>
      <text:p text:style-name="P2"/>
      <text:p text:style-name="P2"><text:tab/>Au niveau du découpage en classes, nous aurions une classe Main qui ferait appel à une autre classe principale, Receiver ou Sender, selon le statut de l'utilisateur. L'idée est de laisser tous les calculs du moteur physique au Sender, et le Receiver ne fait que de l'affichage, et envoyer les coordonnées de sa raquette. Dans un cas standard.</text:p>
      <text:p text:style-name="P2"/>
      <text:p text:style-name="P2"><text:tab/>Les items (raquette, balle, bonus) héritent tous d'une classe abstraite PongItem, car beaucoup de champs sont communs. Les contacts entre items ne sont pas gérés par les items eux-mêmes, mais par le moteur physique, qui vérifiera toutes les intersections. Ça m'inquiète d'un point de vue ressources. <text:span text:style-name="T2">Éventuellement, on pourrait répartir les vérifications sur plusieurs frames, à partir d'un certain framerate.</text:span></text:p>
      <text:p text:style-name="P2"/>
      <text:p text:style-name="P2"><text:tab/>Les champs communs au PongItems sont :</text:p>
      <text:p text:style-name="P2">- Les coordonnées <text:span text:style-name="T1">x</text:span> et <text:span text:style-name="T1">y</text:span> ;</text:p>
      <text:p text:style-name="P2">- Les coordonnées du vecteur directeur <text:span text:style-name="T1">dx</text:span> et <text:span text:style-name="T1">dy</text:span> ;</text:p>
      <text:p text:style-name="P2">- L'identifiant <text:span text:style-name="T1">owner</text:span> du joueur possédant l'item.</text:p>
      <text:p text:style-name="P2">En cas de contact, selon les items qui se touchent, le traitement est différent :</text:p>
      <text:p text:style-name="P2">- Deux raquettes : dans le cas de joueurs, c'est possible. Dans ce cas, ça bloque juste.</text:p>
      <text:p text:style-name="P2">- Deux balles : elles rebondissent. On peut utiliser les propriétés du vecteur normal à la tangente pour calculer le bon angle.</text:p>
      <text:p text:style-name="P2">- Deux bonus : cas impossible. Un seul bonus peut apparaître à la fois (utiliser un booléen <text:span text:style-name="T2">static</text:span>).</text:p>
      <text:p text:style-name="P2">- Raquette/Balle : la balle rebondit (cas standard). Dans les angles, on peut modifier l'angle (il suffit de changer le ratio dx/dy de la balle).</text:p>
      <text:p text:style-name="P2">- Raquette/Bonus : le bonus disparaît et agit sur le joueur l'ayant touché.</text:p>
      <text:p text:style-name="P2">- Balle/Bonus : le bonus disparaît et agit sur le joueur ayant touché la balle en dernier.</text:p>
      <text:p text:style-name="P2">Pour savoir qui reçoit le bonus, tous les PongItems possèdent un owner. La raquette possède toujours le même, la balle reçoit à chaque contact celui l'ayant touchée, et les bonus, <text:span text:style-name="T2">ça dépend.</text:span></text:p>
      <text:p text:style-name="P2"/>
      <text:p text:style-name="P3"><text:tab/>Aparté : Pour les bonus, on peut imaginer que la balle soit déviée, détruite, multipliée, les raquettes modifiées… Il faut laisser suffisamment de données modifiables.</text:p>
      <text:p text:style-name="P3"><text:soft-page-break/></text:p>
      <text:p text:style-name="P3"><text:tab/>Pour la partie réseau, il faut imaginer le protocole. Par exemple :</text:p>
      <text:p text:style-name="P3"><text:span text:style-name="T6">/helo/<text:tab/></text:span><text:tab/><text:tab/>pourrait être l'initialisation de l'échange</text:p>
      <text:p text:style-name="P3"><text:span text:style-name="T6">/1/0/1/0/123/251/</text:span><text:tab/>1 : id du joueur<text:tab/><text:tab/>0 : type de l'item (raquette)<text:tab/>1 : raquette n°1</text:p>
      <text:p text:style-name="P3"><text:tab/><text:tab/><text:tab/>0 : type de données (x et y)<text:tab/>123 : x<text:tab/><text:tab/><text:tab/><text:tab/>251 : y</text:p>
      <text:p text:style-name="P3">Rien d'imaginé de plus pour l'instant. Le client aurait la possibilité de créer à la volée des items si un item qu'il n'a jamais vu apparaît. Il y aurait toute une phase d'initialisation pour mettre d'accord client et serveur, puis une instruction<text:span text:style-name="T5"> /play/ </text:span><text:span text:style-name="T3">pour lancer le tout.</text:span></text:p>
      <text:p text:style-name="P4"><text:span text:style-name="T3">Côté serveur, ça implique un thread par client, et pas mal de synchronised.</text:span></text:p>
      <text:p text:style-name="P3"><text:span text:style-name="T3"/></text:p>
      <text:p text:style-name="P3"><text:span text:style-name="T3"><text:tab/>Il serait possible de stocker le statut réseau de chaque raquette, afin de pouvoir gérer plusieurs raquettes sur chaque ordinateur (serveur ou client). Voire même gérer toutes les raquettes sur un seul ordinateur et ne faire que streamer la partie sur les autres.</text:span></text:p>
      <text:p text:style-name="P3"><text:span text:style-name="T3"/></text:p>
      <text:p text:style-name="P3"><text:span text:style-name="T3"><text:tab/>Le nombre de chaque type de PongItem est limité. Inutile donc de passer par des Arrays, autant utiliser de simples tableaux. De plus, pour les raquettes, l'indice du tableau sera aussi d'id du joueur. De même, il me semble impertinent de créer une classe Player. Nous n'avons besoin de stocker que les scores, autant, de même, n'utiliser qu'un tableau.</text:span></text:p>
      <text:h text:style-name="P7" text:outline-level="1"><text:span text:style-name="T3">2/ Lire le code, et vomir</text:span></text:h>
      <text:p text:style-name="P5"><text:span text:style-name="T4"/></text:p>
      <text:p text:style-name="P5"><text:span text:style-name="T4">… Que ce code est immonde. Vite, modifions tout ça !</text:span></text:p>
      <text:p text:style-name="P5"><draw:g text:anchor-type="as-char" draw:z-index="0" draw:style-name="gr1"><draw:rect draw:style-name="gr2" draw:text-style-name="P8" svg:width="16.696cm" svg:height="11.219cm" svg:x="0cm" svg:y="0cm"><text:p/></draw:rect><draw:rect draw:style-name="gr3" draw:text-style-name="P10" svg:width="2.223cm" svg:height="1.061cm" svg:x="6.959cm" svg:y="0.289cm"><text:p text:style-name="P9"><text:span text:style-name="T7">MAIN</text:span></text:p></draw:rect><draw:rect draw:style-name="gr3" draw:text-style-name="P10" svg:width="2.223cm" svg:height="1.061cm" svg:x="4.868cm" svg:y="2.697cm"><text:p text:style-name="P9"><text:span text:style-name="T7">PONG</text:span></text:p></draw:rect><draw:rect draw:style-name="gr3" draw:text-style-name="P10" svg:width="2.223cm" svg:height="1.061cm" svg:x="9.181cm" svg:y="2.723cm"><text:p text:style-name="P9"><text:span text:style-name="T7">WINDOW</text:span></text:p></draw:rect><draw:rect draw:style-name="gr3" draw:text-style-name="P9" svg:width="4.578cm" svg:height="0.9cm" svg:x="5.927cm" svg:y="5.211cm"><text:p text:style-name="P9">PINGITEM</text:p></draw:rect><draw:rect draw:style-name="gr3" draw:text-style-name="P9" svg:width="4.578cm" svg:height="0.9cm" svg:x="5.953cm" svg:y="6.745cm"><text:p text:style-name="P9">PINGITEMABSTRACT</text:p></draw:rect><draw:rect draw:style-name="gr3" draw:text-style-name="P10" svg:width="2.223cm" svg:height="1.061cm" svg:x="5.424cm" svg:y="9.761cm"><text:p text:style-name="P9"><text:span text:style-name="T7">PADDLE</text:span></text:p></draw:rect><draw:rect draw:style-name="gr3" draw:text-style-name="P10" svg:width="2.223cm" svg:height="1.061cm" svg:x="8.678cm" svg:y="9.761cm"><text:p text:style-name="P9"><text:span text:style-name="T7">BALL</text:span></text:p></draw:rect><draw:line draw:style-name="gr4" draw:text-style-name="P9" svg:x1="8.043cm" svg:y1="1.349cm" svg:x2="10.186cm" svg:y2="2.723cm"><text:p/></draw:line><draw:line draw:style-name="gr4" draw:text-style-name="P9" svg:x1="5.9cm" svg:y1="3.757cm" svg:x2="8.043cm" svg:y2="5.21cm"><text:p/></draw:line><draw:line draw:style-name="gr4" draw:text-style-name="P9" svg:x1="9.181cm" svg:y1="3.201cm" svg:x2="7.091cm" svg:y2="3.201cm"><text:p/></draw:line><draw:line draw:style-name="gr5" draw:text-style-name="P9" svg:x1="14.182cm" svg:y1="1.533cm" svg:x2="16.113cm" svg:y2="1.535cm"><text:p text:style-name="P9"/><text:p text:style-name="P9">appel</text:p></draw:line><draw:line draw:style-name="gr6" draw:text-style-name="P9" svg:x1="8.123cm" svg:y1="6.11cm" svg:x2="8.123cm" svg:y2="6.745cm"><text:p/></draw:line><draw:line draw:style-name="gr7" draw:text-style-name="P9" svg:x1="8.07cm" svg:y1="7.645cm" svg:x2="6.482cm" svg:y2="9.762cm"><text:p/></draw:line><draw:line draw:style-name="gr7" draw:text-style-name="P9" svg:x1="8.255cm" svg:y1="7.645cm" svg:x2="9.737cm" svg:y2="9.762cm"><text:p/></draw:line><draw:line draw:style-name="gr8" draw:text-style-name="P9" svg:x1="14.208cm" svg:y1="3.093cm" svg:x2="16.139cm" svg:y2="3.067cm"><text:p text:style-name="P9"/><text:p text:style-name="P9">héritage</text:p></draw:line><draw:circle draw:style-name="gr9" draw:text-style-name="P11" svg:width="0.611cm" svg:height="0.611cm" svg:x="10.213cm" svg:y="4.919cm"><text:p text:style-name="P9">I</text:p></draw:circle><draw:circle draw:style-name="gr10" draw:text-style-name="P12" svg:width="0.611cm" svg:height="0.611cm" svg:x="10.186cm" svg:y="6.428cm"><text:p text:style-name="P9">A</text:p></draw:circle></draw:g></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Libertine Display G1" svg:font-family="'Linux Libertine Display G'" style:font-pitch="variable"/>
    <style:font-face style:name="Linux Libertine Display G" svg:font-family="'Linux Libertine Display G'" style:font-adornments="Normal"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draw:marker draw:name="Extrémités_20_de_20_flèche_20_3" draw:display-name="Extrémités de flèche 3" svg:viewBox="0 0 1131 902" svg:d="M564 0l-564 902h1131z"/>
    <draw:marker draw:name="Extrémités_20_de_20_flèche_20_4" draw:display-name="Extrémités de flèche 4" svg:viewBox="0 0 1131 1131" svg:d="M0 564l564 567 567-567-567-564z"/>
    <draw:marker draw:name="Extrémités_20_de_20_flèche_20_5" draw:display-name="Extrémités de flèche 5"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Display G" fo:font-family="'Linux Libertine Display G'" style:font-style-name="Normal"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Linux Libertine Display G" fo:font-family="'Linux Libertine Display G'" style:font-style-name="Normal"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1:45:38.579000000</meta:creation-date>
    <meta:generator>LibreOffice/4.4.5.2$Windows_x86 LibreOffice_project/a22f674fd25a3b6f45bdebf25400ed2adff0ff99</meta:generator>
    <dc:date>2015-10-29T12:42:05.655000000</dc:date>
    <meta:editing-duration>PT25M33S</meta:editing-duration>
    <meta:editing-cycles>4</meta:editing-cycles>
    <meta:document-statistic meta:table-count="0" meta:image-count="0" meta:object-count="0" meta:page-count="4" meta:paragraph-count="32" meta:word-count="601" meta:character-count="3474" meta:non-whitespace-character-count="2887"/>
  </office:meta>
</office:document-meta>
</file>